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5A00000271771334FD84CAD76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b2b2b2" draw:textarea-horizontal-align="justify" draw:textarea-vertical-align="middle" draw:auto-grow-height="false" fo:min-height="0.45cm" fo:min-width="4.3cm"/>
    </style:style>
    <style:style style:name="gr2" style:family="graphic" style:parent-style-name="standard">
      <style:graphic-properties draw:fill="solid" draw:fill-color="#b2b2b2" draw:textarea-horizontal-align="justify" draw:textarea-vertical-align="middle" draw:auto-grow-height="false" fo:min-height="1.55cm" fo:min-width="0.3cm"/>
    </style:style>
    <style:style style:name="gr3" style:family="graphic" style:parent-style-name="standard">
      <style:graphic-properties draw:fill="solid" draw:fill-color="#fcd4d1" draw:textarea-horizontal-align="justify" draw:textarea-vertical-align="middle" draw:auto-grow-height="false" fo:min-height="2.55cm" fo:min-width="0.3cm"/>
    </style:style>
    <style:style style:name="gr4" style:family="graphic" style:parent-style-name="standard">
      <style:graphic-properties svg:stroke-color="#000000" draw:fill="solid" draw:fill-color="#b2b2b2" draw:textarea-horizontal-align="justify" draw:textarea-vertical-align="middle" draw:auto-grow-height="false" fo:min-height="0cm" fo:min-width="0cm" style:protect="size"/>
    </style:style>
    <style:style style:name="gr5" style:family="graphic" style:parent-style-name="standard">
      <style:graphic-properties draw:fill="solid" draw:fill-color="#fffbcc" draw:textarea-horizontal-align="justify" draw:textarea-vertical-align="middle" draw:auto-grow-height="false" fo:min-height="0.45cm" fo:min-width="3.1cm"/>
    </style:style>
    <style:style style:name="gr6" style:family="graphic" style:parent-style-name="standard">
      <style:graphic-properties draw:fill="solid" draw:fill-color="#fffbcc" draw:textarea-horizontal-align="justify" draw:textarea-vertical-align="middle" draw:auto-grow-height="false" fo:min-height="6.45cm" fo:min-width="0.2cm"/>
    </style:style>
    <style:style style:name="gr7" style:family="graphic" style:parent-style-name="standard">
      <style:graphic-properties draw:fill="solid" draw:fill-color="#fffbcc" draw:textarea-horizontal-align="justify" draw:textarea-vertical-align="middle" draw:auto-grow-height="false" fo:min-height="5.35cm" fo:min-width="0.2cm"/>
    </style:style>
    <style:style style:name="gr8" style:family="graphic" style:parent-style-name="standard">
      <style:graphic-properties draw:fill="solid" draw:fill-color="#fcd4d1" draw:textarea-horizontal-align="justify" draw:textarea-vertical-align="middle" draw:auto-grow-height="false" fo:min-height="0.45cm" fo:min-width="1.2cm"/>
    </style:style>
    <style:style style:name="gr9" style:family="graphic" style:parent-style-name="standard">
      <style:graphic-properties draw:fill="solid" draw:fill-color="#b2b2b2" draw:textarea-horizontal-align="justify" draw:textarea-vertical-align="middle" draw:auto-grow-height="false" fo:min-height="0.45cm" fo:min-width="2.3cm"/>
    </style:style>
    <style:style style:name="gr10" style:family="graphic" style:parent-style-name="standard">
      <style:graphic-properties draw:fill="solid" draw:fill-color="#fffbcc" draw:textarea-horizontal-align="justify" draw:textarea-vertical-align="middle" draw:auto-grow-height="false" fo:min-height="1.75cm" fo:min-width="2.2cm"/>
    </style:style>
    <style:style style:name="gr11" style:family="graphic" style:parent-style-name="standard">
      <style:graphic-properties draw:fill="solid" draw:fill-color="#fffbcc" draw:textarea-horizontal-align="justify" draw:textarea-vertical-align="middle" draw:auto-grow-height="false" fo:min-height="7.35cm" fo:min-width="0.2cm"/>
    </style:style>
    <style:style style:name="gr12" style:family="graphic" style:parent-style-name="standard">
      <style:graphic-properties draw:fill="solid" draw:fill-color="#b2b2b2" draw:textarea-horizontal-align="justify" draw:textarea-vertical-align="middle" draw:auto-grow-height="false" fo:min-height="6.85cm" fo:min-width="3.5cm"/>
    </style:style>
    <style:style style:name="gr13" style:family="graphic" style:parent-style-name="standard">
      <style:graphic-properties draw:fill="solid" draw:fill-color="#fffbcc" draw:textarea-horizontal-align="justify" draw:textarea-vertical-align="middle" draw:auto-grow-height="false" fo:min-height="0.45cm" fo:min-width="2.3cm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464cm, 5.101cm, 1.062cm, 4.589cm)" draw:image-opacity="100%" style:mirror="none"/>
    </style:style>
    <style:style style:name="gr15" style:family="graphic" style:parent-style-name="standard">
      <style:graphic-properties draw:fill="solid" draw:fill-color="#b2b2b2" draw:textarea-horizontal-align="justify" draw:textarea-vertical-align="middle" draw:auto-grow-height="false" fo:min-height="3.45cm" fo:min-width="0.4cm"/>
    </style:style>
    <style:style style:name="gr16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 style:protect="size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svg:stroke-color="#000000" draw:fill="solid" draw:fill-color="#fff200" draw:textarea-horizontal-align="justify" draw:textarea-vertical-align="middle" draw:auto-grow-height="false" fo:min-height="0.104cm" fo:min-width="0cm"/>
    </style:style>
    <style:style style:name="gr19" style:family="graphic" style:parent-style-name="standard">
      <style:graphic-properties svg:stroke-width="0.2cm" svg:stroke-color="#000000" draw:marker-start-width="0.8cm" draw:marker-end-width="0.8cm" draw:textarea-vertical-align="middle" fo:padding-top="0.225cm" fo:padding-bottom="0.225cm" fo:padding-left="0.35cm" fo:padding-right="0.35cm"/>
    </style:style>
    <style:style style:name="gr20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04cm" fo:min-width="0cm"/>
    </style:style>
    <style:style style:name="gr21" style:family="graphic" style:parent-style-name="standard">
      <style:graphic-properties svg:stroke-color="#000000" draw:fill="solid" draw:fill-color="#ed1c24" draw:textarea-horizontal-align="justify" draw:textarea-vertical-align="middle" draw:auto-grow-height="false" fo:min-height="0.104cm" fo:min-width="0cm"/>
    </style:style>
    <style:style style:name="gr22" style:family="graphic" style:parent-style-name="standard">
      <style:graphic-properties draw:fill="solid" draw:fill-color="#b2b2b2" draw:textarea-horizontal-align="justify" draw:textarea-vertical-align="middle" draw:auto-grow-height="false" fo:min-height="1.55cm" fo:min-width="0.2cm"/>
    </style:style>
    <style:style style:name="gr23" style:family="graphic" style:parent-style-name="standard">
      <style:graphic-properties draw:fill="solid" draw:fill-color="#b2b2b2" draw:textarea-horizontal-align="justify" draw:textarea-vertical-align="middle" draw:auto-grow-height="false" fo:min-height="0.45cm" fo:min-width="1.2cm"/>
    </style:style>
    <style:style style:name="gr24" style:family="graphic" style:parent-style-name="standard">
      <style:graphic-properties draw:fill="solid" draw:fill-color="#b2b2b2" draw:textarea-horizontal-align="justify" draw:textarea-vertical-align="middle" draw:auto-grow-height="false" fo:min-height="1.35cm" fo:min-width="0.2cm"/>
    </style:style>
    <style:style style:name="gr25" style:family="graphic" style:parent-style-name="objectwithoutfill">
      <style:graphic-properties svg:stroke-color="#ed1c24" draw:fill="none" draw:textarea-vertical-align="middle"/>
    </style:style>
    <style:style style:name="gr26" style:family="graphic" style:parent-style-name="standard">
      <style:graphic-properties draw:fill="solid" draw:fill-color="#b2b2b2" draw:textarea-horizontal-align="justify" draw:textarea-vertical-align="middle" draw:auto-grow-height="false" fo:min-height="0.45cm" fo:min-width="2.1cm"/>
    </style:style>
    <style:style style:name="P1" style:family="paragraph">
      <style:paragraph-properties fo:text-align="center"/>
      <style:text-properties fo:font-size="14pt" style:font-size-asian="18pt" style:font-size-complex="18pt"/>
    </style:style>
    <style:style style:name="P2" style:family="paragraph">
      <loext:graphic-properties draw:fill="solid" draw:fill-color="#b2b2b2"/>
      <style:paragraph-properties fo:text-align="center"/>
      <style:text-properties fo:font-size="14pt" style:font-size-asian="18pt" style:font-size-complex="18pt"/>
    </style:style>
    <style:style style:name="P3" style:family="paragraph">
      <loext:graphic-properties draw:fill="solid" draw:fill-color="#fcd4d1"/>
      <style:paragraph-properties fo:text-align="center"/>
      <style:text-properties fo:font-size="14pt" style:font-size-asian="18pt" style:font-size-complex="18pt"/>
    </style:style>
    <style:style style:name="P4" style:family="paragraph">
      <loext:graphic-properties draw:fill="solid" draw:fill-color="#fffbcc"/>
      <style:paragraph-properties fo:text-align="center"/>
      <style:text-properties fo:font-size="14pt" style:font-size-asian="18pt" style:font-size-complex="18pt"/>
    </style:style>
    <style:style style:name="P5" style:family="paragraph">
      <loext:graphic-properties draw:fill="solid" draw:fill-color="#000000"/>
      <style:paragraph-properties fo:text-align="center"/>
      <style:text-properties fo:font-size="14pt" style:font-size-asian="18pt" style:font-size-complex="18pt"/>
    </style:style>
    <style:style style:name="P6" style:family="paragraph">
      <loext:graphic-properties draw:fill="none"/>
      <style:paragraph-properties fo:text-align="center"/>
      <style:text-properties fo:font-size="14pt" style:font-size-asian="18pt" style:font-size-complex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fff200"/>
      <style:paragraph-properties fo:text-align="center"/>
      <style:text-properties fo:font-size="14pt" style:font-size-asian="18pt" style:font-size-complex="18pt"/>
    </style:style>
    <style:style style:name="P9" style:family="paragraph">
      <style:paragraph-properties fo:text-align="center"/>
    </style:style>
    <style:style style:name="P10" style:family="paragraph">
      <loext:graphic-properties draw:fill="solid" draw:fill-color="#ed1c24"/>
      <style:paragraph-properties fo:text-align="center"/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8cm" svg:height="0.7cm" svg:x="4.5cm" svg:y="16.6cm">
          <text:p text:style-name="P1">Ou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8cm" svg:height="1.8cm" svg:x="7.6cm" svg:y="9.6cm">
          <text:p text:style-name="P1">R5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8cm" svg:height="1.8cm" svg:x="12.7cm" svg:y="10.6cm">
          <text:p text:style-name="P1">R5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8cm" svg:height="2.8cm" svg:x="6.6cm" svg:y="7.6cm">
          <text:p text:style-name="P1"/>
          <text:p text:style-name="P1">C5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25cm" svg:height="0.25cm" svg:x="7.904cm" svg:y="5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5cm" svg:height="0.25cm" svg:x="6.905cm" svg:y="5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2.8cm" svg:x="7.6cm" svg:y="6.6cm">
          <text:p text:style-name="P1">C2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6cm" svg:height="0.7cm" svg:x="3.7cm" svg:y="3.6cm">
          <text:p text:style-name="P1"><text:s text:c="10"/><text:s text:c="7"/>C4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7cm" svg:height="6.7cm" svg:x="5.7cm" svg:y="3.7cm">
          <text:p text:style-name="P1">L1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7cm" svg:height="5.6cm" svg:x="4.7cm" svg:y="3.7cm">
          <text:p text:style-name="P1">R4<text:line-break/>t2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.7cm" svg:height="0.7cm" svg:x="2.7cm" svg:y="7.6cm">
          <text:p text:style-name="P1">R3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.7cm" svg:height="0.7cm" svg:x="2.7cm" svg:y="5.6cm">
          <text:p text:style-name="P1">R2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.7cm" svg:height="0.7cm" svg:x="2.7cm" svg:y="4.6cm">
          <text:p text:style-name="P1">R1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8cm" svg:height="0.7cm" svg:x="8.7cm" svg:y="5.6cm">
          <text:p text:style-name="P1">C3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25cm" svg:height="0.25cm" svg:x="6.903cm" svg:y="4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2.7cm" svg:height="2cm" svg:x="3.7cm" svg:y="1.3cm">
          <text:p text:style-name="P1">P1:t1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8cm" svg:height="2.8cm" svg:x="12.7cm" svg:y="7.6cm">
          <text:p text:style-name="P1">C2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8cm" svg:height="2.8cm" svg:x="14.6cm" svg:y="8.6cm">
          <text:p text:style-name="P1"/>
          <text:p text:style-name="P1">C5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8cm" svg:height="0.7cm" svg:x="12.6cm" svg:y="6.6cm">
          <text:p text:style-name="P1">C3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7cm" svg:height="7.6cm" svg:x="15.7cm" svg:y="3.7cm">
          <text:p text:style-name="P1">R4<text:line-break/>t2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4cm" svg:height="7.1cm" svg:x="8.5cm" svg:y="8.5cm">
          <text:p text:style-name="P1">IC1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7cm" svg:height="6.7cm" svg:x="16.7cm" svg:y="3.7cm">
          <text:p text:style-name="P1">L1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7cm" svg:height="2cm" svg:x="14.6cm" svg:y="1.3cm">
          <text:p text:style-name="P1">P1:t1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.7cm" svg:height="0.7cm" svg:x="17.7cm" svg:y="7.6cm">
          <text:p text:style-name="P1">R3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.7cm" svg:height="0.7cm" svg:x="17.7cm" svg:y="5.6cm">
          <text:p text:style-name="P1">R2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.7cm" svg:height="0.7cm" svg:x="17.7cm" svg:y="4.6cm">
          <text:p text:style-name="P1">R1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2.8cm" svg:height="0.7cm" svg:x="11.6cm" svg:y="3.6cm">
          <text:p text:style-name="P1">C4</text:p>
          <draw:enhanced-geometry svg:viewBox="0 0 21600 21600" draw:type="rectangle" draw:enhanced-path="M 0 0 L 21600 0 21600 21600 0 21600 0 0 Z N"/>
        </draw:custom-shape>
        <draw:frame draw:style-name="gr14" draw:text-style-name="P1" draw:layer="layout" svg:width="2.2cm" svg:height="6.799cm" svg:x="9.5cm" svg:y="8.6cm">
          <draw:image xlink:href="Pictures/100002010000025A00000271771334FD84CAD76A.png" xlink:type="simple" xlink:show="embed" xlink:actuate="onLoad">
            <text:p/>
          </draw:image>
        </draw:frame>
        <draw:custom-shape draw:style-name="gr15" draw:text-style-name="P2" draw:layer="layout" svg:width="0.9cm" svg:height="3.7cm" svg:x="11.6cm" svg:y="4.6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0.25cm" svg:height="0.25cm" svg:x="16.9cm" svg:y="9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0.25cm" svg:height="0.25cm" svg:x="4.901cm" svg:y="2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0.25cm" svg:height="0.25cm" svg:x="3.901cm" svg:y="2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0.25cm" svg:height="0.25cm" svg:x="5.901cm" svg:y="2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0.25cm" svg:height="0.25cm" svg:x="15.902cm" svg:y="2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0.25cm" svg:height="0.25cm" svg:x="14.902cm" svg:y="2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0.25cm" svg:height="0.25cm" svg:x="16.902cm" svg:y="2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6" draw:layer="layout" svg:x1="16cm" svg:y1="3cm" svg:x2="17cm" svg:y2="3cm">
          <text:p/>
        </draw:line>
        <draw:line draw:style-name="gr17" draw:text-style-name="P6" draw:layer="layout" svg:x1="17cm" svg:y1="4cm" svg:x2="17cm" svg:y2="3cm">
          <text:p/>
        </draw:line>
        <draw:custom-shape draw:style-name="gr16" draw:text-style-name="P5" draw:layer="layout" svg:width="0.25cm" svg:height="0.25cm" svg:x="16.901cm" svg:y="3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0.25cm" svg:height="0.25cm" svg:x="17.901cm" svg:y="4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0.25cm" svg:height="0.25cm" svg:x="18.902cm" svg:y="4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0.25cm" svg:height="0.25cm" svg:x="17.902cm" svg:y="5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0.25cm" svg:height="0.25cm" svg:x="18.902cm" svg:y="5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0.25cm" svg:height="0.25cm" svg:x="17.902cm" svg:y="7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0.25cm" svg:height="0.25cm" svg:x="18.902cm" svg:y="7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5cm" svg:height="0.25cm" svg:x="14.902cm" svg:y="4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5cm" svg:height="0.25cm" svg:x="14.902cm" svg:y="5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0.25cm" svg:height="0.25cm" svg:x="14.902cm" svg:y="6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5cm" svg:height="0.25cm" svg:x="14.902cm" svg:y="7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6" draw:layer="layout" svg:x1="15cm" svg:y1="5cm" svg:x2="18.1cm" svg:y2="5cm">
          <text:p/>
        </draw:line>
        <draw:line draw:style-name="gr17" draw:text-style-name="P6" draw:layer="layout" svg:x1="15cm" svg:y1="6cm" svg:x2="18.1cm" svg:y2="6cm">
          <text:p/>
        </draw:line>
        <draw:line draw:style-name="gr17" draw:text-style-name="P6" draw:layer="layout" svg:x1="18cm" svg:y1="8cm" svg:x2="18cm" svg:y2="6cm">
          <text:p/>
        </draw:line>
        <draw:line draw:style-name="gr17" draw:text-style-name="P6" draw:layer="layout" svg:x1="19cm" svg:y1="4.9cm" svg:x2="19cm" svg:y2="8cm">
          <text:p/>
        </draw:line>
        <draw:custom-shape draw:style-name="gr16" draw:text-style-name="P5" draw:layer="layout" svg:width="0.25cm" svg:height="0.25cm" svg:x="14.903cm" svg:y="8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6" draw:layer="layout" svg:x1="15cm" svg:y1="9cm" svg:x2="15cm" svg:y2="6cm">
          <text:p/>
        </draw:line>
        <draw:custom-shape draw:style-name="gr16" draw:text-style-name="P5" draw:layer="layout" svg:width="0.25cm" svg:height="0.25cm" svg:x="14.903cm" svg:y="3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0.25cm" svg:height="0.25cm" svg:x="15.904cm" svg:y="3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0.25cm" svg:height="0.25cm" svg:x="11.905cm" svg:y="3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xml:id="id2" draw:id="id2" draw:layer="layout" svg:width="0.25cm" svg:height="0.25cm" svg:x="11.907cm" svg:y="4.8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0.25cm" svg:height="0.25cm" svg:x="11.907cm" svg:y="5.8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0.25cm" svg:height="0.25cm" svg:x="11.908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0.25cm" svg:height="0.25cm" svg:x="11.909cm" svg:y="7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0.25cm" svg:height="0.25cm" svg:x="11.91cm" svg:y="8.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0.25cm" svg:height="0.25cm" svg:x="11.911cm" svg:y="9.8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0.25cm" svg:height="0.25cm" svg:x="11.912cm" svg:y="10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0.25cm" svg:height="0.25cm" svg:x="11.913cm" svg:y="11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0.25cm" svg:height="0.25cm" svg:x="11.914cm" svg:y="12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0.25cm" svg:height="0.25cm" svg:x="11.915cm" svg:y="13.8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0.25cm" svg:height="0.25cm" svg:x="11.916cm" svg:y="14.8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6" draw:layer="layout" svg:x1="12cm" svg:y1="5cm" svg:x2="15cm" svg:y2="5cm">
          <text:p/>
        </draw:line>
        <draw:custom-shape draw:style-name="gr16" draw:text-style-name="P5" draw:layer="layout" svg:width="0.25cm" svg:height="0.25cm" svg:x="13.906cm" svg:y="3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6" draw:layer="layout" svg:x1="12cm" svg:y1="4.9cm" svg:x2="12cm" svg:y2="4cm">
          <text:p/>
        </draw:line>
        <draw:line draw:style-name="gr17" draw:text-style-name="P6" draw:layer="layout" svg:x1="14.1cm" svg:y1="4cm" svg:x2="16.1cm" svg:y2="4cm">
          <text:p/>
        </draw:line>
        <draw:line draw:style-name="gr17" draw:text-style-name="P6" draw:layer="layout" svg:x1="15cm" svg:y1="3cm" svg:x2="15cm" svg:y2="4cm">
          <text:p/>
        </draw:line>
        <draw:custom-shape draw:style-name="gr16" draw:text-style-name="P5" draw:layer="layout" svg:width="0.25cm" svg:height="0.25cm" svg:x="8.911cm" svg:y="8.8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0.25cm" svg:height="0.25cm" svg:x="8.912cm" svg:y="9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0.25cm" svg:height="0.25cm" svg:x="8.913cm" svg:y="10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0.25cm" svg:height="0.25cm" svg:x="8.914cm" svg:y="11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0.25cm" svg:height="0.25cm" svg:x="8.915cm" svg:y="12.8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0.25cm" svg:height="0.25cm" svg:x="8.916cm" svg:y="13.8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xml:id="id1" draw:id="id1" draw:layer="layout" svg:width="0.25cm" svg:height="0.25cm" svg:x="8.917cm" svg:y="14.8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0.25cm" svg:height="0.25cm" svg:x="15.901cm" svg:y="10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7" draw:layer="layout" svg:x1="12cm" svg:y1="6cm" svg:x2="13cm" svg:y2="6cm">
          <text:p/>
        </draw:line>
        <draw:custom-shape draw:style-name="gr16" draw:text-style-name="P5" draw:layer="layout" svg:width="0.25cm" svg:height="0.25cm" svg:x="12.91cm" svg:y="6.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7" draw:layer="layout" svg:x1="13.1cm" svg:y1="7cm" svg:x2="12cm" svg:y2="7cm">
          <text:p/>
        </draw:line>
        <draw:custom-shape draw:style-name="gr18" draw:text-style-name="P8" draw:layer="layout" svg:width="0.5cm" svg:height="0.5cm" svg:x="12.775cm" svg:y="5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0.25cm" svg:height="0.25cm" svg:x="14.904cm" svg:y="10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0.25cm" svg:height="0.25cm" svg:x="12.905cm" svg:y="7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0.25cm" svg:height="0.25cm" svg:x="12.906cm" svg:y="9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0.25cm" svg:height="0.25cm" svg:x="12.907cm" svg:y="10.8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0.25cm" svg:height="0.25cm" svg:x="12.908cm" svg:y="11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7" draw:layer="layout" svg:x1="12cm" svg:y1="9cm" svg:x2="12cm" svg:y2="8.1cm">
          <text:p/>
        </draw:line>
        <draw:line draw:style-name="gr17" draw:text-style-name="P7" draw:layer="layout" svg:x1="13cm" svg:y1="8cm" svg:x2="15cm" svg:y2="8cm">
          <text:p/>
        </draw:line>
        <draw:line draw:style-name="gr17" draw:text-style-name="P7" draw:layer="layout" svg:x1="12cm" svg:y1="11cm" svg:x2="15.1cm" svg:y2="11cm">
          <text:p/>
        </draw:line>
        <draw:line draw:style-name="gr17" draw:text-style-name="P7" draw:layer="layout" svg:x1="16cm" svg:y1="11cm" svg:x2="15.1cm" svg:y2="11cm">
          <text:p/>
        </draw:line>
        <draw:line draw:style-name="gr17" draw:text-style-name="P7" draw:layer="layout" svg:x1="12cm" svg:y1="10cm" svg:x2="17cm" svg:y2="10cm">
          <text:p/>
        </draw:line>
        <draw:connector draw:style-name="gr19" draw:text-style-name="P9" draw:layer="layout" draw:line-skew="2.184cm" svg:x1="8.917cm" svg:y1="14.992cm" svg:x2="11.907cm" svg:y2="4.982cm" draw:start-shape="id1" draw:start-glue-point="6" draw:end-shape="id2" draw:end-glue-point="6" svg:d="M8917 14992h1683v-10010h1307" svg:viewBox="0 0 2991 10011">
          <text:p/>
        </draw:connector>
        <draw:custom-shape draw:style-name="gr16" draw:text-style-name="P5" draw:layer="layout" svg:width="0.25cm" svg:height="0.25cm" svg:x="3.906cm" svg:y="3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0.25cm" svg:height="0.25cm" svg:x="4.907cm" svg:y="3.8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0.25cm" svg:height="0.25cm" svg:x="6.908cm" svg:y="3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0.25cm" svg:height="0.25cm" svg:x="5.909cm" svg:y="3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0.25cm" svg:height="0.25cm" svg:x="3.907cm" svg:y="4.8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0.25cm" svg:height="0.25cm" svg:x="2.908cm" svg:y="4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0.25cm" svg:height="0.25cm" svg:x="2.909cm" svg:y="5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0.25cm" svg:height="0.25cm" svg:x="3.91cm" svg:y="5.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0.25cm" svg:height="0.25cm" svg:x="3.911cm" svg:y="7.8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0.25cm" svg:height="0.25cm" svg:x="2.912cm" svg:y="7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7" draw:layer="layout" svg:x1="4cm" svg:y1="4cm" svg:x2="4cm" svg:y2="3cm">
          <text:p/>
        </draw:line>
        <draw:line draw:style-name="gr17" draw:text-style-name="P7" draw:layer="layout" svg:x1="6cm" svg:y1="4cm" svg:x2="6cm" svg:y2="3cm">
          <text:p/>
        </draw:line>
        <draw:line draw:style-name="gr17" draw:text-style-name="P7" draw:layer="layout" svg:x1="3cm" svg:y1="6cm" svg:x2="3cm" svg:y2="5cm">
          <text:p/>
        </draw:line>
        <draw:line draw:style-name="gr17" draw:text-style-name="P7" draw:layer="layout" svg:x1="5cm" svg:y1="4cm" svg:x2="4.1cm" svg:y2="4cm">
          <text:p/>
        </draw:line>
        <draw:line draw:style-name="gr17" draw:text-style-name="P7" draw:layer="layout" svg:x1="4.1cm" svg:y1="5cm" svg:x2="12cm" svg:y2="5cm">
          <text:p/>
        </draw:line>
        <draw:custom-shape draw:style-name="gr20" draw:text-style-name="P5" draw:layer="layout" svg:width="0.5cm" svg:height="0.5cm" svg:x="10.811cm" svg:y="3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7" draw:layer="layout" svg:x1="11cm" svg:y1="4cm" svg:x2="11cm" svg:y2="5cm">
          <text:p/>
        </draw:line>
        <draw:line draw:style-name="gr17" draw:text-style-name="P7" draw:layer="layout" svg:x1="7cm" svg:y1="4cm" svg:x2="7cm" svg:y2="5cm">
          <text:p/>
        </draw:line>
        <draw:line draw:style-name="gr17" draw:text-style-name="P7" draw:layer="layout" svg:x1="3cm" svg:y1="7.9cm" svg:x2="3cm" svg:y2="6.1cm">
          <text:p/>
        </draw:line>
        <draw:line draw:style-name="gr17" draw:text-style-name="P7" draw:layer="layout" svg:x1="4cm" svg:y1="6cm" svg:x2="4cm" svg:y2="8cm">
          <text:p/>
        </draw:line>
        <draw:custom-shape draw:style-name="gr16" draw:text-style-name="P5" draw:layer="layout" svg:width="0.25cm" svg:height="0.25cm" svg:x="8.91cm" svg:y="5.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7" draw:layer="layout" svg:x1="4cm" svg:y1="6cm" svg:x2="9cm" svg:y2="6cm">
          <text:p/>
        </draw:line>
        <draw:line draw:style-name="gr17" draw:text-style-name="P7" draw:layer="layout" svg:x1="12cm" svg:y1="7cm" svg:x2="10.9cm" svg:y2="7cm">
          <text:p/>
        </draw:line>
        <draw:custom-shape draw:style-name="gr18" draw:text-style-name="P8" draw:layer="layout" svg:width="0.5cm" svg:height="0.5cm" svg:x="10.776cm" svg:y="6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0.25cm" svg:height="0.25cm" svg:x="10.911cm" svg:y="5.8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7" draw:layer="layout" svg:x1="11cm" svg:y1="6cm" svg:x2="12cm" svg:y2="6cm">
          <text:p/>
        </draw:line>
        <draw:line draw:style-name="gr17" draw:text-style-name="P7" draw:layer="layout" svg:x1="5cm" svg:y1="9cm" svg:x2="9cm" svg:y2="9cm">
          <text:p/>
        </draw:line>
        <draw:custom-shape draw:style-name="gr16" draw:text-style-name="P5" draw:layer="layout" svg:width="0.25cm" svg:height="0.25cm" svg:x="4.913cm" svg:y="8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0.25cm" svg:height="0.25cm" svg:x="5.913cm" svg:y="9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0.25cm" svg:height="0.25cm" svg:x="7.913cm" svg:y="8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0.25cm" svg:height="0.25cm" svg:x="7.914cm" svg:y="6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7" draw:layer="layout" svg:x1="8cm" svg:y1="7cm" svg:x2="8cm" svg:y2="6cm">
          <text:p/>
        </draw:line>
        <draw:custom-shape draw:style-name="gr16" draw:text-style-name="P5" draw:layer="layout" svg:width="0.25cm" svg:height="0.25cm" svg:x="6.903cm" svg:y="7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0.25cm" svg:height="0.25cm" svg:x="6.904cm" svg:y="9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7" draw:layer="layout" svg:x1="7cm" svg:y1="8cm" svg:x2="7cm" svg:y2="6cm">
          <text:p/>
        </draw:line>
        <draw:line draw:style-name="gr17" draw:text-style-name="P7" draw:layer="layout" svg:x1="9cm" svg:y1="10cm" svg:x2="6cm" svg:y2="10cm">
          <text:p/>
        </draw:line>
        <draw:line draw:style-name="gr17" draw:text-style-name="P7" draw:layer="layout" svg:x1="5cm" svg:y1="3cm" svg:x2="6cm" svg:y2="3cm">
          <text:p/>
        </draw:line>
        <draw:line draw:style-name="gr17" draw:text-style-name="P7" draw:layer="layout" svg:x1="12cm" svg:y1="8cm" svg:x2="10.9cm" svg:y2="8cm">
          <text:p/>
        </draw:line>
        <draw:custom-shape draw:style-name="gr21" draw:text-style-name="P10" draw:layer="layout" svg:width="0.5cm" svg:height="0.5cm" svg:x="10.777cm" svg:y="7.7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7" draw:layer="layout" svg:x1="12.1cm" svg:y1="12cm" svg:x2="13.1cm" svg:y2="12cm">
          <text:p/>
        </draw:line>
        <draw:custom-shape draw:style-name="gr2" draw:text-style-name="P2" draw:layer="layout" svg:width="0.8cm" svg:height="1.8cm" svg:x="14.6cm" svg:y="11.6cm">
          <text:p text:style-name="P1">R6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0.7cm" svg:height="1.8cm" svg:x="13.7cm" svg:y="11.6cm">
          <text:p text:style-name="P1">C6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8cm" svg:height="1.8cm" svg:x="6.6cm" svg:y="10.6cm">
          <text:p text:style-name="P1">R6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8cm" svg:height="1.8cm" svg:x="5.6cm" svg:y="10.6cm">
          <text:p text:style-name="P1">C6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0.25cm" svg:height="0.25cm" svg:x="7.914cm" svg:y="10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0.25cm" svg:height="0.25cm" svg:x="6.915cm" svg:y="10.8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0.25cm" svg:height="0.25cm" svg:x="5.916cm" svg:y="10.8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0.25cm" svg:height="0.25cm" svg:x="5.917cm" svg:y="11.8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0.25cm" svg:height="0.25cm" svg:x="6.918cm" svg:y="11.8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0.25cm" svg:height="0.25cm" svg:x="13.919cm" svg:y="11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0.25cm" svg:height="0.25cm" svg:x="14.92cm" svg:y="11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0.25cm" svg:height="0.25cm" svg:x="14.921cm" svg:y="12.8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0.25cm" svg:height="0.25cm" svg:x="13.922cm" svg:y="12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7" draw:layer="layout" svg:x1="6cm" svg:y1="11cm" svg:x2="9.1cm" svg:y2="11cm">
          <text:p/>
        </draw:line>
        <draw:line draw:style-name="gr17" draw:text-style-name="P7" draw:layer="layout" svg:x1="6cm" svg:y1="12cm" svg:x2="9cm" svg:y2="12cm">
          <text:p/>
        </draw:line>
        <draw:line draw:style-name="gr17" draw:text-style-name="P7" draw:layer="layout" svg:x1="13cm" svg:y1="12cm" svg:x2="15.1cm" svg:y2="12cm">
          <text:p/>
        </draw:line>
        <draw:line draw:style-name="gr17" draw:text-style-name="P7" draw:layer="layout" svg:x1="12.1cm" svg:y1="13cm" svg:x2="15.1cm" svg:y2="13cm">
          <text:p/>
        </draw:line>
        <draw:custom-shape draw:style-name="gr23" draw:text-style-name="P2" draw:layer="layout" svg:width="1.7cm" svg:height="0.7cm" svg:x="9.7cm" svg:y="17.7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0.7cm" svg:height="1.6cm" svg:x="7.7cm" svg:y="12.7cm">
          <text:p text:style-name="P1">R8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0.25cm" svg:height="0.25cm" svg:x="7.916cm" svg:y="12.8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0.25cm" svg:height="0.25cm" svg:x="7.917cm" svg:y="13.8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7" draw:layer="layout" svg:x1="8.1cm" svg:y1="13cm" svg:x2="9.1cm" svg:y2="13cm">
          <text:p/>
        </draw:line>
        <draw:line draw:style-name="gr17" draw:text-style-name="P7" draw:layer="layout" svg:x1="8cm" svg:y1="14cm" svg:x2="9.1cm" svg:y2="14cm">
          <text:p/>
        </draw:line>
        <draw:custom-shape draw:style-name="gr23" draw:text-style-name="P2" draw:layer="layout" svg:width="1.7cm" svg:height="0.7cm" svg:x="3.7cm" svg:y="11.6cm">
          <text:p text:style-name="P1">C7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0.7cm" svg:height="1.6cm" svg:x="2.7cm" svg:y="11.7cm">
          <text:p text:style-name="P1">R7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0.25cm" svg:height="0.25cm" svg:x="4.918cm" svg:y="11.8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0.25cm" svg:height="0.25cm" svg:x="3.919cm" svg:y="11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0.25cm" svg:height="0.25cm" svg:x="2.92cm" svg:y="11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0.25cm" svg:height="0.25cm" svg:x="2.92cm" svg:y="12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7" draw:layer="layout" svg:x1="5cm" svg:y1="12cm" svg:x2="6.1cm" svg:y2="12cm">
          <text:p/>
        </draw:line>
        <draw:line draw:style-name="gr17" draw:text-style-name="P7" draw:layer="layout" svg:x1="3cm" svg:y1="12cm" svg:x2="4cm" svg:y2="12cm">
          <text:p/>
        </draw:line>
        <draw:line draw:style-name="gr17" draw:text-style-name="P7" draw:layer="layout" svg:x1="3.1cm" svg:y1="13cm" svg:x2="8cm" svg:y2="13cm">
          <text:p/>
        </draw:line>
        <draw:custom-shape draw:style-name="gr16" draw:text-style-name="P5" draw:layer="layout" svg:width="0.25cm" svg:height="0.25cm" svg:x="8.918cm" svg:y="16.8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0.25cm" svg:height="0.25cm" svg:x="7.918cm" svg:y="16.8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0.25cm" svg:height="0.25cm" svg:x="4.919cm" svg:y="16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7" draw:layer="layout" svg:x1="5.1cm" svg:y1="16.9cm" svg:x2="8cm" svg:y2="14cm">
          <text:p/>
        </draw:line>
        <draw:line draw:style-name="gr17" draw:text-style-name="P7" draw:layer="layout" svg:x1="9cm" svg:y1="17cm" svg:x2="9cm" svg:y2="15cm">
          <text:p/>
        </draw:line>
        <draw:custom-shape draw:style-name="gr16" draw:text-style-name="P5" draw:layer="layout" svg:width="0.25cm" svg:height="0.25cm" svg:x="9.919cm" svg:y="17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0.25cm" svg:height="0.25cm" svg:x="10.92cm" svg:y="17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7" draw:layer="layout" svg:x1="8cm" svg:y1="17cm" svg:x2="10cm" svg:y2="18cm">
          <text:p/>
        </draw:line>
        <draw:line draw:style-name="gr25" draw:text-style-name="P7" draw:layer="layout" svg:x1="11cm" svg:y1="18cm" svg:x2="12cm" svg:y2="12.9cm">
          <text:p/>
        </draw:line>
        <draw:custom-shape draw:style-name="gr16" draw:text-style-name="P5" draw:layer="layout" svg:width="0.25cm" svg:height="0.25cm" svg:x="7.915cm" svg:y="9.8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" draw:layer="layout" svg:width="2.6cm" svg:height="0.7cm" svg:x="15.7cm" svg:y="12.6cm">
          <text:p text:style-name="P1">C7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0.7cm" svg:height="1.6cm" svg:x="17.6cm" svg:y="13.8cm">
          <text:p text:style-name="P1">R7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0.25cm" svg:height="0.25cm" svg:x="17.818cm" svg:y="12.8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0.25cm" svg:height="0.25cm" svg:x="15.919cm" svg:y="12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0.25cm" svg:height="0.25cm" svg:x="17.82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0.25cm" svg:height="0.25cm" svg:x="17.82cm" svg:y="14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7" draw:layer="layout" svg:x1="17.9cm" svg:y1="13cm" svg:x2="17.9cm" svg:y2="14.1cm">
          <text:p/>
        </draw:line>
        <draw:line draw:style-name="gr17" draw:text-style-name="P7" draw:layer="layout" svg:x1="15cm" svg:y1="13cm" svg:x2="16cm" svg:y2="1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imon Hickinbotham</meta:initial-creator>
    <meta:creation-date>2020-04-20T10:47:53.201875035</meta:creation-date>
    <dc:date>2020-04-21T12:06:46.129182290</dc:date>
    <dc:creator>Simon Hickinbotham</dc:creator>
    <meta:editing-duration>PT17H19M53S</meta:editing-duration>
    <meta:editing-cycles>5</meta:editing-cycles>
    <meta:generator>LibreOffice/6.0.7.3$Linux_X86_64 LibreOffice_project/00m0$Build-3</meta:generator>
    <meta:document-statistic meta:object-count="187"/>
  </office:meta>
</office:document-meta>
</file>